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8.2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724all_xref2 (5) 7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voice: mouth,said,speak: ear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Sad,grieve: village: many,much: neighbor: house: near,close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rvest: hand: grain,whea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alive,life,live: good: heart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master,ruler,lord: love,compassion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,space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Man: no,not: king,master,lord,ruler: love,compassion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Man: bad: no,not: good: lead,leader,manage: forward,to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praise: mouth,said,speak,confession: good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hate,enmity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,much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OT: man: man: love,compassion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,spac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,confession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heart: land,ground,earth,space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plan: know,knowledge: pen,write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dirt,soil,ground_soil: land,ground,earth,space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Man: no,not: cry: sad,grieve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,confession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Red: blood: hand: wet,water: color: village: many,much: neighbor: house: near,close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run: walk: very : village: many,much: neighbor: house: near,close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story,parable,report,message,news: book,read,learn: mouth,said,speak,confession: village: many,much: neighbor: house: near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bad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,confession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bad: no,not,: good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Man: small,few: rooster: bird: sun,day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Man: change,turn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Man: small,few: war,fight,battle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hard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straight: people: village: many,much: neighbor: house: near,close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tree,plant,wood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king,master,ruler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Man: immeasurable: no,not: measure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,se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Man: very: lust: bad: no: good: eye,se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Man: war,fight,battle: tongue: mouth,said,speak,confession: clothing,fabric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: mouth,said,speak,confession: good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praise: mouth.said,speak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Man: fly: love,compassion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free: no,not: chain,bound,arrest,imprisoned 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big: people: land,ground,earth,space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mountain: people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hand: big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Man: mute: mouth,said,speak,confession: no,not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Man: many,much: no,not: knife,cut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Man: knife,cut: water,wet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king,ruler,lord,master: happy,joy: face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past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Man: two: water,wet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forgive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king,ruler,lord,master: mouth,said,speak,confession: near,close: person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Deceive,deception,lead_astray,false,lie: bad: no,not: good: cross: measure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man: divide,split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,destruction: knife,cut: person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Cross: person: mouth,said,speak,confession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wine: cup,drink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,confession: near,close : perso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,confession: thing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,space: wilderness,desert: no,not: tree,plant,wood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,space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Man: small,few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Man: many,much: child: small,few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forward,to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,confession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tomb: house: 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king,ruler,lord,master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according_to: same,equal: mouth,said,speak,confession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,much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,few: horse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Fast_speed: very: forward,to: land,ground,earth,space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eal: hand: health,healthy: happy,joy: face: heart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Bad: 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quiet,silence: no,not: mouth,said,speak,confession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Man: eat,food,meal: mouth,said,speak,confession: thing: fire,heat,hot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land,ground,earth,space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Cow: land,earth,ground,space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 office:value-type="string" calcext:value-type="string">
            <text:p>Black: color: moon,night: land,ground,earth,space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 office:value-type="string" calcext:value-type="string">
            <text:p>Man: black: color: moon,night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,space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Many,much: war,battle,fight: people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,close: village: many,much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Up: grow,growth,ripen: land,ground,earth,space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close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,much: neighbor: house: near,close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time,when: village: many,much: neighbor: house: near,clos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King,ruler,lord,master: mouth,said,speak,confession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same,equal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OT: 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sleep,rest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helper,attendant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,exalt,dignify: mouth,said,speak,confession: good: 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mute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,not: knife,cut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: know: no: land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,ignorance: know,knowledge: no,not: land,ground,earth,spac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Man: prophesy: eye: to,forward: donkey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Sy: 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face: many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hak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encourage: free,freedom: no: chain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blind: no,not: see,eye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Woman: fragrant,perfume: good: nos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bad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Man: same: part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desire: love,compassion: heart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Man: king: near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Eat: mouth: thing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Man: very: fire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: village: many: neighbor: house: near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Man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: near: hou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Hei: village: many: neighborhood: house: near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lake: small: wet,water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beginning,start: person: village: many: neighbor: house: near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Cross: horse: village: many: neighbor: house: near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: house: near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OT: man: clean: water: good: village: many: neighbor: house: near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OT: man: clean: water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good: measure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Woman: strong: hand: ability,can.power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Man: humility,humble: small,few: mouth,said,speak,confession: I,me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bad: no,not: good: crown,ruler,king,lord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face: many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: afraid,fear: mouth,said,speak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eavy: 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Man: least: very: small: know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crucify: knife,cut: person: kill,destroy: cros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Man: promise: mouth: work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cloak: big: fabric,clothing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bad: not,no: good: hot,fire,heat: village: many: neighbor: house: near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crown,lord: appointed: call: mouth,said,speak: near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east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sleep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story; allow,permit,permission: mouth,said,speak: crown,ruler,king,lord,maste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wrong: no,not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wrong: no,not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forward; pers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promise: mouth,said,speak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Thing: king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bad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night,moon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Land: man: all: moon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Sad tree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Horse: knot,tie: land,ground,earth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Ruler,lord,king,crown,master: or: earth,ground,land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Man: ruler,lord,king,crown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small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small: woman: love,compassion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call: mouth,said,speak: near: person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Woman: judge: ruler,lord,king,crown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Man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Fast_speed: very: to,forward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plant,tree,wood: small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future: time: to,forward: children: small,few: peopl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OT: man: tree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King: village: many: neighbor: house: near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bad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Whip: message: mouth: book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Man: small: part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face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Man: lead,leader: to,forward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power: big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Water: two: village: many: neighbor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peace: rest,sleep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Grow: up: seed: grain: small: land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Man: small: happ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: land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OT: man: blood: hand: water: colo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Man: together(people)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OT: king: man: love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OT: son: man: small: love”: .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Man: dry: no: water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Man: everything: all: thing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Man: know: God: king: love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: to,forward: pers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ability,can,power: big: knife,cut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ed: big: praise: mouth,said,speak: goo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: work: very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Hit,beat: hand: hurt,pain: knife,cut: heart: ground,land,earth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Man: big: plant,tree,wood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ruler,lord,king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no: chain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ie,dead,death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forward: do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: 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Man: small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Fruit: village: many: neighbor: house: near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lie_down,rest,sleep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person: happy,joy: face: purpose,because,reason,therefore: know,knowledge: ?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Man: beauty: eye: good: small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Battle,war,fight: well: wet,water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Woman: profit: money: many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very: straight: descend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,same: work,d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Man: small: ey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: good: measure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: happy,joy: face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: thing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before: backward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jump: 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to,forward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Man: night,moon: fire,heat,hot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good help 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Report,parable.story,message.news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Grow: up: seed: grain: small: land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Man: very: lie_down,rest,sleep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o: land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Man: fear,afraid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Break: knife,cut: whole,all: stream,river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: you: ground,land,earth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Dirt,soil: ground,land,earth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to,forward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Nation,country: big: ground,land,earth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Man: fire: whole,all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: neighbor: house: near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Near,close: sun,day: ground,land,earth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; hand: love,compassion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; face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Man: garden; grow: up: seed: wheat,grain: small,few: ground,land,earth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OT: man: honor: king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Man: glory: very: praise: mouth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: face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Man: noise: ear: thing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Noise; ear: thing: village: many: neighbor: house: near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man: forgive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: mouth: book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: water: land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Man: hill: small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bad: no,not: good: woman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ive: gift: hand: love: forward: land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Man: small: give: gift: hand: love: forward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Knife: tree: village: many: neighbor: house: near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Man: no: prophet: prophesy: person: eye: forward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OT: man: go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Together(people)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Man: right: no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Man: everywhere: land: all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ba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bad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family: house: love,compass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OT: Man: angry,anger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beat: hand: hurt,pain: knife,cut: heart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Mouth: people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Blind: no,not: see: village: many,much: neighbor: house: near,close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straight: people: now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ask: mouth,said,speak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ask: mouth,said,speak: ?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road: birth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Man; no,not: very: to,forward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bad: <text:s/>good: no,not: teaching,teach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: fac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bad: no,not: good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sav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Man: free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OT: dry: no: water: land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Man: praise: mouth: good: small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OT: man: river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OT: man: divide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Man: no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buy: forward,to: money,wealth,wealthy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enarius: day,sun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man: no: wine: cup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OT: man: deceive: bad: no: good: measure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Past: backward: time: peace: sleep: love: village: many: neighbor: house: near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Message: book: mouth: near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judge: king,crown,ruler,lord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Man: sabbath: sun,day: lie_down,sleep,rest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village: many: neighbor: house: near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peace: rest,sleep,lie_down: love,compassion: village: many: neighbor: house,near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Man: no: gathere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: fac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suffering: very: hurt,pain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Man: try: small: work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honor: king,crown,ruler,lord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child: small,few: person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Save: very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Man: grain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Far: no: near: village: many: neighbor: house: near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Man: break: knife,cut: whole,all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king,ruler,lord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hair: face: village: many: neighbor: house: near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Fire: water: village: many: neighbor: house: near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Woman: sick: sad,grieve: heart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most: very: many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Fire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Forward: stick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; good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: good: people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tax: king: mone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Man: change: go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another: person: after: thing: forward: teach: mouth: book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man: first: beginning: birth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Bad: no: good: land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Branch: plant,tree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Man: forward: straight: mone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  <table:table-cell office:value-type="string" calcext:value-type="string">
            <text:p>Woman: forward: straight; mone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: neighbor: house: near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: yes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More: up: many: land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correct: good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Two: village: many: neighbor: house: near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Eye: land,ground: earth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Man: bed: <text:s/>sleep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forgive: no,not: kill,destroy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authority: crown,ruler,king,lord: mouth,said,speak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Vineyard: fruit: land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Man: longsuffering,patience,patient: time,when: hurt,pain: knife,cut: heart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: up: land,ground,earth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Free: no: chain: land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appointed: call: mouth,said,speak: near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Man: small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spirit: person: crown,ruler,king,lord,master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: land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man: big: war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Woman: judge,judgment: crown,ruler,king,lord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Watchtower: eye: tower: village: many: neighbor: house: near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Man: strong: hand: power: big: knife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mute: mouth,said,speak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: book,learn,read: land,ground,earth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oney: water: fruit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Man: deaf: ear: no: thing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beauty: good: eye,see: village: many: neighbor: house: near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n: war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OT: man: open: no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: village: many: neighbor: house: near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no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Big: stream,river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person: enmity: love,compassion: no,not: land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holy: person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OT: man: no: clothing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Man: shout: big: mouth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Man: go: house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Woman: go: house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Man: very: many: mouth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sun: village: many: neighborhood: house: near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: big: knife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Straight: country: big: lan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Man: amazed: big: praise: mouth: good 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ire: village: many: neighbor: house: near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Peace: sleep: love: cave: hole: mountain: land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tongue: fabric,clothing: mouth,said,speak: land,ground,earth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: thing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face: no,not: food,eat,meal: mouth,said,speak: thing: destroy,kill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bad: no: righteous,righteousness: good: work,do: village: many: neighbor: house: nea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s,same: work,do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Mouth,said,speak: sheep: soft: village: many: neighbor: house: near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Face: village: many: neighbor: house: near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Hill: small: mountain: village: many: neighbor: house: near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Village: many: neighbor: house: near: peop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hurt,pain: knife,cut: heart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hurt,pain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: crown,ruler,king,lord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few,small; village: many,much: neighbor: house: near,close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anger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near: dry: no,not: wet,water: land,ground,earth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power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dance: walk: happy,joy: land,ground,earth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: good: dirt: land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Man: sun: gift: hand: love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efore; backward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truth: good: measure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dance: walk: happy,joy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: neighbor: house: near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Man: crooked: no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brave: no,not; afraid,fear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: no: heart: land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Man: small: dead: no: heart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crown,ruler,king,lord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village: many: neighbor: house: near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: land,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: work,do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Stretch: village: many: neighbor: house: near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,confession: work,do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: happy: face: heart: people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Horse: tie: village: many: neighbor: house: near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island: water: land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command: mouth,said,speak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OT: Man: no: sleep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power: big: knife: village: many: neighbor: house: near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Man: small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: sleep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OT: man: very: afraid: mouth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OT: man: small: afraid: mouth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ute: mouth: no: up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: village: many: neighbor: house: near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sav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OT: man: clothing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: land,ground,earth: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OT: woman: small: war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sav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OT: man: old: no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Tree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Census: person: book: number: land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Woman: very: clean: water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OT: man: small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Two: land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Man: 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: neighbor: house: near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man: love,compassion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Well: water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Peace: sleep: love: village: many: neighbor: house: near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Man: guard: ey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Man: teeth: mouth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Teeth: mouth: bone: village: many: neighbor: house: near 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Man: sundown: sun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OT: man: mone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Man: money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Man: secret: quiet: no: mouth: 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Sundown: sun: down: land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Man: fish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Water: land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Hate: no: love: well: water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: hand: seed: grain,wheat: small,few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story: book,read,learn: mouth,said,speak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: neighbor: house: near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Man: animal: out: door: thing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water: dirty: bad: no: good: clay: dirt: land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Man: poor: no: money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oor: no: money: village: many: neighborhood: house: near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Man: believe: know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Land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Man: color: land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split,divide,division,separate: grain,wheat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Fast_speed: very: forward: river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Man: very: far: no: near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Woman: far: no: near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Crooked: no: straight: land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worth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Man: have_to: hand; ver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ealth: happy,joy: heart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office:value-type="string" calcext:value-type="string">
            <text:p>Foot: person: part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Man; worm: small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same: land,ground,earth: 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hurt,pain: knife,cut: hear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Old: dry: no: water: land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war: light: see,eye: sun,day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: 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Land: man: small: know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Man: small: know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Man: no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peace: rest,sleep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: plant,tree,wood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bad: no,not: good: many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Man: loud: very: 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People: war: village: many: neighborhood: house: near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Sheep: 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lightning: storm: see,ey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Man: watchtower: ey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Man: future: time: forward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Woman: shade: hand: sun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Woman: very: straight: descend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Least: very: small: village: many: neighborhood: house: near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wild: no: peace: sleep: love: people</text:p>
          </table:table-cell>
        </table:table-row>
        <table:table-row table:style-name="ro1" table:number-rows-repeated="1046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5T07:55:41.666000000</dc:date>
    <meta:editing-duration>PT1M34S</meta:editing-duration>
    <meta:editing-cycles>1</meta:editing-cycles>
    <meta:document-statistic meta:table-count="1" meta:cell-count="7936" meta:object-count="0"/>
    <meta:generator>LibreOffice/6.3.4.2$Windows_X86_64 LibreOffice_project/60da17e045e08f1793c57c00ba83cdfce946d0aa</meta:generator>
  </office:meta>
</office:document-meta>
</file>